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2">
          <table:table-cell office:value-type="string" calcext:value-type="string" table:number-columns-spanned="1" table:number-rows-spanned="15">
            <text:p>Prime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Prime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table-cell table:style-name="Default" table:number-columns-repeated="6"/>
          <table:table-cell table:style-name="ce3" table:formula="of:=SUM(;[.G2:.G16])" office:value-type="float" office:value="43" calcext:value-type="float">
            <text:p>4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0:34:10.980900530</dc:date>
    <meta:editing-duration>PT19M27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